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CacheConfig.interfaceCacheable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fullClassLevelWithCustomKe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fullClassLevelWithCustom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customClassLevelWithCustom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Class.customKeyGenerator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.noCacheName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WithSomeDefault.noCustom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WithFullDefault.methodLevel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faceCacheConfig.interfaceCach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.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cacheResolverAndCacheManagerCannotBeSet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ClassWithFullDefault.methodLevel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singularStere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acheOperationSourceTests.customKeyGenerator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ca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ClassWithSomeDefault.methodLevel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.multipleCom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.singleStere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.singleCom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partialClassLevelWithCustom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single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edClass.emptyCa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fullClassLevelWithCustom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Class.customCacheResolver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custom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custom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severalCacheConfigUseClos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leCacheConfig.multipleCach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getOps( Class &lt; ? &gt; targe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edClass.invalidKeyAndKeyGenerato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customCacheResolver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cacheConfigFrom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cacheAnnotation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CacheOperationSourceTests.customCacheManager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Class.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WithFullDefault.methodLevel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singular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acheOperationSourceTests.partialClassLevelWith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getOps( Class &lt; ? &gt; target , String name , int expectedNumberOfOpe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validateNoCache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ClassWithCustomDefault.methodLevel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fullClassLevelWith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acheOperationSourceTests.keyAndKeyGeneratorCannotBeSet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acheOperationSourceTests.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Class.invalidCacheResolverAndCacheManag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WithSomeDefault.methodLevel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.ca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.custom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partialClassLevelWithNoCustom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edClass.customCacheManager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emptyCa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.singu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WithFullDefault.methodLevel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.multipleStere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assertSharedConfig( CacheOperation actual , String keyGenerator , String cacheManager , String cacheResolver , String ... cach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CacheOperationSourceTests.multipleStereo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edClass.multipleCa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.custom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CacheOperationSourceTests.multipleCompos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notationCacheOperationSourceTests.multipl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